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2" style:family="paragraph">
      <style:paragraph-properties fo:margin-left="0in" fo:margin-right="0in" fo:margin-top="0in" fo:margin-bottom="0in" fo:line-height="100%" fo:text-align="center" text:enable-numbering="false" fo:text-indent="0in"/>
    </style:style>
    <style:style style:name="P3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/>
    </style:style>
    <style:style style:name="P4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in" fo:margin-right="0in" fo:margin-top="0in" fo:margin-bottom="0in" fo:line-height="100%" text:enable-numbering="false" fo:text-indent="0in"/>
    </style:style>
    <style:style style:name="P6" style:family="paragraph">
      <style:paragraph-properties fo:margin-left="0in" fo:margin-right="0in" fo:margin-top="0in" fo:margin-bottom="0in" fo:line-height="100%" text:enable-numbering="false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/>
    </style:style>
    <style:style style:name="T1" style:family="text">
      <style:text-properties style:text-position="super 58%"/>
    </style:style>
    <style:style style:name="T2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custom-shape draw:style-name="gr2" draw:text-style-name="P3" draw:id="id1" svg:width="0.5004in" svg:height="0.5004in" svg:x="0.7906in" svg:y="0.5in"><text:p text:style-name="P2"><text:span text:style-name="T2">q0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3" draw:id="id2" svg:width="0.5004in" svg:height="0.5004in" svg:x="2.0406in" svg:y="0.5in"><text:p text:style-name="P2"><text:span text:style-name="T2">q1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3" draw:id="id3" svg:width="0.5004in" svg:height="0.5004in" svg:x="0.7906in" svg:y="1.75in"><text:p text:style-name="P2"><text:span text:style-name="T2">(q2)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3" draw:text-style-name="P4" draw:type="curve" svg:x1="1.2169in" svg:y1="0.2701in" svg:x2="2.1126in" svg:y2="0.2701in" draw:start-shape="id1" draw:start-glue-point="11" draw:end-shape="id2" draw:end-glue-point="5" svg:d="m1752 824c0-580 1290-580 1290 0"><text:p/></draw:connector><draw:frame draw:style-name="gr4" draw:text-style-name="P6" svg:width="0.6807in" svg:height="0.2913in" svg:x="0.0008in" svg:y="0.3465in"><draw:text-box><text:p text:style-name="P5"><text:span text:style-name="T2">a .\ / A</text:span></text:p></draw:text-box></draw:frame><draw:connector draw:style-name="gr3" draw:text-style-name="P3" draw:type="curve" svg:x1="0.5654in" svg:y1="0.7492in" svg:x2="0.8626in" svg:y2="0.572in" draw:start-shape="id1" draw:start-glue-point="6" draw:end-shape="id1" draw:end-glue-point="5" svg:d="m1138 1079c-424 0-476-255 104-255"><text:p/></draw:connector><draw:frame draw:style-name="gr4" draw:text-style-name="P6" svg:width="0.6807in" svg:height="0.2913in" svg:x="1.2906in" svg:y="0in"><draw:text-box><text:p text:style-name="P5"><text:span text:style-name="T2">b A / .\</text:span></text:p></draw:text-box></draw:frame><draw:connector draw:style-name="gr3" draw:text-style-name="P3" draw:type="curve" svg:x1="2.1126in" svg:y1="0.9264in" svg:x2="1.289in" svg:y2="1.9992in" draw:start-shape="id2" draw:start-glue-point="7" draw:end-shape="id3" draw:end-glue-point="10" svg:d="m3042 1334c-966 0-373 1545-1186 1545"><text:p/></draw:connector><draw:frame draw:style-name="gr4" draw:text-style-name="P6" svg:width="0.6622in" svg:height="0.2913in" svg:x="1.6079in" svg:y="1.25in"><draw:text-box><text:p text:style-name="P5"><text:span text:style-name="T2">b .\ / .\</text:span></text:p></draw:text-box></draw:frame><draw:connector draw:style-name="gr3" draw:text-style-name="P3" draw:type="curve" svg:x1="1.2169in" svg:y1="1.822in" svg:x2="1.0398in" svg:y2="0.9984in" draw:start-shape="id3" draw:start-glue-point="11" draw:end-shape="id1" draw:end-glue-point="8" svg:d="m1752 2624c0-966-255-373-255-1186"><text:p/></draw:connector><draw:frame draw:style-name="gr4" draw:text-style-name="P6" svg:width="0.6807in" svg:height="0.2913in" svg:x="0.376in" svg:y="1.25in"><draw:text-box><text:p text:style-name="P5"><text:span text:style-name="T2">b A / .\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{a*b<text:span text:style-name="T1">m</text:span>}*{a*b<text:span text:style-name="T1">y</text:span>}</text:p>
      <text:p text:style-name="P1">where:</text:p>
      <text:p text:style-name="P1">(let A be the total number of a's and B be the total number of b's)</text:p>
      <text:p text:style-name="P1">A % 2 == 1 &amp;&amp;</text:p>
      <text:p text:style-name="P1">m &gt;= 3 &amp;&amp; m % 3 == 0 &amp;&amp;</text:p>
      <text:p text:style-name="P1">y % 3 == 2 &amp;&amp;</text:p>
      <text:p text:style-name="P1">B == <text:s/>(3 * A) -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1-01-30T14:21:08</meta:creation-date>
    <dc:creator>jb</dc:creator>
    <dc:date>2011-01-30T14:21:28</dc:date>
    <meta:editing-cycles>1</meta:editing-cycles>
    <meta:editing-duration>PT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36" meta:character-count="152"/>
  </office:meta>
</office:document-meta>
</file>